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62mm"/>
    </style:style>
    <style:style style:name="co3" style:family="table-column">
      <style:table-column-properties fo:break-before="auto" style:column-width="15.65mm"/>
    </style:style>
    <style:style style:name="co4" style:family="table-column">
      <style:table-column-properties fo:break-before="auto" style:column-width="41.75mm"/>
    </style:style>
    <style:style style:name="co5" style:family="table-column">
      <style:table-column-properties fo:break-before="auto" style:column-width="15.88mm"/>
    </style:style>
    <style:style style:name="co6" style:family="table-column">
      <style:table-column-properties fo:break-before="auto" style:column-width="27.4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none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Default"/>
        <table:table-column table:style-name="co6" table:default-cell-style-name="ce1"/>
        <table:table-row table:style-name="ro1">
          <table:table-cell/>
          <table:table-cell office:value-type="string" calcext:value-type="string">
            <text:p>log(n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log(n)</text:p>
          </table:table-cell>
          <table:table-cell office:value-type="string" calcext:value-type="string">
            <text:p>N²</text:p>
          </table:table-cell>
          <table:table-cell office:value-type="string" calcext:value-type="string">
            <text:p>n^2log(n)</text:p>
          </table:table-cell>
          <table:table-cell office:value-type="string" calcext:value-type="string">
            <text:p>N³</text:p>
          </table:table-cell>
          <table:table-cell/>
          <table:table-cell office:value-type="string" calcext:value-type="string">
            <text:p>CPU Time (ms)</text:p>
          </table:table-cell>
        </table:table-row>
        <table:table-row table:style-name="ro1">
          <table:table-cell/>
          <table:table-cell table:formula="of:=LN([.C2])" office:value-type="float" office:value="9.21034037197618" calcext:value-type="float">
            <text:p>9,210340372</text:p>
          </table:table-cell>
          <table:table-cell office:value-type="float" office:value="10000" calcext:value-type="float">
            <text:p>10000</text:p>
          </table:table-cell>
          <table:table-cell table:formula="of:=[.C2]*[.B2]" office:value-type="float" office:value="92103.4037197618" calcext:value-type="float">
            <text:p>92103,4037197618</text:p>
          </table:table-cell>
          <table:table-cell table:formula="of:=[.C2]*[.C2]" office:value-type="float" office:value="100000000" calcext:value-type="float">
            <text:p>100000000</text:p>
          </table:table-cell>
          <table:table-cell table:formula="of:=[.E2]*[.B2]" office:value-type="float" office:value="921034037.197618" calcext:value-type="float">
            <text:p>921034037,197618</text:p>
          </table:table-cell>
          <table:table-cell table:formula="of:=[.C2]*[.E2]" office:value-type="float" office:value="1000000000000" calcext:value-type="float">
            <text:p>1000000000000</text:p>
          </table:table-cell>
          <table:table-cell/>
          <table:table-cell office:value-type="float" office:value="56" calcext:value-type="float">
            <text:p>56</text:p>
          </table:table-cell>
        </table:table-row>
        <table:table-row table:style-name="ro1">
          <table:table-cell/>
          <table:table-cell table:formula="of:=LN([.C3])" office:value-type="float" office:value="9.90348755253613" calcext:value-type="float">
            <text:p>9,9034875525</text:p>
          </table:table-cell>
          <table:table-cell office:value-type="float" office:value="20000" calcext:value-type="float">
            <text:p>20000</text:p>
          </table:table-cell>
          <table:table-cell table:formula="of:=[.C3]*[.B3]" office:value-type="float" office:value="198069.751050723" calcext:value-type="float">
            <text:p>198069,751050723</text:p>
          </table:table-cell>
          <table:table-cell table:formula="of:=[.C3]*[.C3]" office:value-type="float" office:value="400000000" calcext:value-type="float">
            <text:p>400000000</text:p>
          </table:table-cell>
          <table:table-cell table:formula="of:=[.E3]*[.B3]" office:value-type="float" office:value="3961395021.01445" calcext:value-type="float">
            <text:p>3961395021,01445</text:p>
          </table:table-cell>
          <table:table-cell table:formula="of:=[.C3]*[.E3]" office:value-type="float" office:value="8000000000000" calcext:value-type="float">
            <text:p>8000000000000</text:p>
          </table:table-cell>
          <table:table-cell/>
          <table:table-cell office:value-type="float" office:value="187" calcext:value-type="float">
            <text:p>187</text:p>
          </table:table-cell>
        </table:table-row>
        <table:table-row table:style-name="ro1">
          <table:table-cell/>
          <table:table-cell table:formula="of:=LN([.C4])" office:value-type="float" office:value="10.3089526606443" calcext:value-type="float">
            <text:p>10,3089526606</text:p>
          </table:table-cell>
          <table:table-cell office:value-type="float" office:value="30000" calcext:value-type="float">
            <text:p>30000</text:p>
          </table:table-cell>
          <table:table-cell table:formula="of:=[.C4]*[.B4]" office:value-type="float" office:value="309268.579819329" calcext:value-type="float">
            <text:p>309268,579819329</text:p>
          </table:table-cell>
          <table:table-cell table:formula="of:=[.C4]*[.C4]" office:value-type="float" office:value="900000000" calcext:value-type="float">
            <text:p>900000000</text:p>
          </table:table-cell>
          <table:table-cell table:formula="of:=[.E4]*[.B4]" office:value-type="float" office:value="9278057394.57986" calcext:value-type="float">
            <text:p>9278057394,57986</text:p>
          </table:table-cell>
          <table:table-cell table:formula="of:=[.C4]*[.E4]" office:value-type="float" office:value="27000000000000" calcext:value-type="float">
            <text:p>27000000000000</text:p>
          </table:table-cell>
          <table:table-cell/>
          <table:table-cell office:value-type="float" office:value="491" calcext:value-type="float">
            <text:p>491</text:p>
          </table:table-cell>
        </table:table-row>
        <table:table-row table:style-name="ro1">
          <table:table-cell/>
          <table:table-cell table:formula="of:=LN([.C5])" office:value-type="float" office:value="10.5966347330961" calcext:value-type="float">
            <text:p>10,5966347331</text:p>
          </table:table-cell>
          <table:table-cell office:value-type="float" office:value="40000" calcext:value-type="float">
            <text:p>40000</text:p>
          </table:table-cell>
          <table:table-cell table:formula="of:=[.C5]*[.B5]" office:value-type="float" office:value="423865.389323843" calcext:value-type="float">
            <text:p>423865,389323843</text:p>
          </table:table-cell>
          <table:table-cell table:formula="of:=[.C5]*[.C5]" office:value-type="float" office:value="1600000000" calcext:value-type="float">
            <text:p>1600000000</text:p>
          </table:table-cell>
          <table:table-cell table:formula="of:=[.E5]*[.B5]" office:value-type="float" office:value="16954615572.9537" calcext:value-type="float">
            <text:p>16954615572,9537</text:p>
          </table:table-cell>
          <table:table-cell table:formula="of:=[.C5]*[.E5]" office:value-type="float" office:value="64000000000000" calcext:value-type="float">
            <text:p>64000000000000</text:p>
          </table:table-cell>
          <table:table-cell/>
          <table:table-cell office:value-type="float" office:value="884" calcext:value-type="float">
            <text:p>884</text:p>
          </table:table-cell>
        </table:table-row>
        <table:table-row table:style-name="ro1">
          <table:table-cell/>
          <table:table-cell table:formula="of:=LN([.C6])" office:value-type="float" office:value="10.8197782844103" calcext:value-type="float">
            <text:p>10,8197782844</text:p>
          </table:table-cell>
          <table:table-cell office:value-type="float" office:value="50000" calcext:value-type="float">
            <text:p>50000</text:p>
          </table:table-cell>
          <table:table-cell table:formula="of:=[.C6]*[.B6]" office:value-type="float" office:value="540988.914220514" calcext:value-type="float">
            <text:p>540988,914220514</text:p>
          </table:table-cell>
          <table:table-cell table:formula="of:=[.C6]*[.C6]" office:value-type="float" office:value="2500000000" calcext:value-type="float">
            <text:p>2500000000</text:p>
          </table:table-cell>
          <table:table-cell table:formula="of:=[.E6]*[.B6]" office:value-type="float" office:value="27049445711.0257" calcext:value-type="float">
            <text:p>27049445711,0257</text:p>
          </table:table-cell>
          <table:table-cell table:formula="of:=[.C6]*[.E6]" office:value-type="float" office:value="125000000000000" calcext:value-type="float">
            <text:p>125000000000000</text:p>
          </table:table-cell>
          <table:table-cell/>
          <table:table-cell office:value-type="float" office:value="1482" calcext:value-type="float">
            <text:p>1482</text:p>
          </table:table-cell>
        </table:table-row>
        <table:table-row table:style-name="ro1">
          <table:table-cell/>
          <table:table-cell table:formula="of:=LN([.C7])" office:value-type="float" office:value="11.0020998412042" calcext:value-type="float">
            <text:p>11,0020998412</text:p>
          </table:table-cell>
          <table:table-cell office:value-type="float" office:value="60000" calcext:value-type="float">
            <text:p>60000</text:p>
          </table:table-cell>
          <table:table-cell table:formula="of:=[.C7]*[.B7]" office:value-type="float" office:value="660125.990472254" calcext:value-type="float">
            <text:p>660125,990472254</text:p>
          </table:table-cell>
          <table:table-cell table:formula="of:=[.C7]*[.C7]" office:value-type="float" office:value="3600000000" calcext:value-type="float">
            <text:p>3600000000</text:p>
          </table:table-cell>
          <table:table-cell table:formula="of:=[.E7]*[.B7]" office:value-type="float" office:value="39607559428.3353" calcext:value-type="float">
            <text:p>39607559428,3353</text:p>
          </table:table-cell>
          <table:table-cell table:formula="of:=[.C7]*[.E7]" office:value-type="float" office:value="216000000000000" calcext:value-type="float">
            <text:p>216000000000000</text:p>
          </table:table-cell>
          <table:table-cell/>
          <table:table-cell office:value-type="float" office:value="1612" calcext:value-type="float">
            <text:p>1612</text:p>
          </table:table-cell>
        </table:table-row>
        <table:table-row table:style-name="ro1">
          <table:table-cell/>
          <table:table-cell table:formula="of:=LN([.C8])" office:value-type="float" office:value="11.1562505210315" calcext:value-type="float">
            <text:p>11,156250521</text:p>
          </table:table-cell>
          <table:table-cell office:value-type="float" office:value="70000" calcext:value-type="float">
            <text:p>70000</text:p>
          </table:table-cell>
          <table:table-cell table:formula="of:=[.C8]*[.B8]" office:value-type="float" office:value="780937.536472205" calcext:value-type="float">
            <text:p>780937,536472205</text:p>
          </table:table-cell>
          <table:table-cell table:formula="of:=[.C8]*[.C8]" office:value-type="float" office:value="4900000000" calcext:value-type="float">
            <text:p>4900000000</text:p>
          </table:table-cell>
          <table:table-cell table:formula="of:=[.E8]*[.B8]" office:value-type="float" office:value="54665627553.0543" calcext:value-type="float">
            <text:p>54665627553,0543</text:p>
          </table:table-cell>
          <table:table-cell table:formula="of:=[.C8]*[.E8]" office:value-type="float" office:value="343000000000000" calcext:value-type="float">
            <text:p>343000000000000</text:p>
          </table:table-cell>
          <table:table-cell/>
          <table:table-cell office:value-type="float" office:value="2139" calcext:value-type="float">
            <text:p>2139</text:p>
          </table:table-cell>
        </table:table-row>
        <table:table-row table:style-name="ro1">
          <table:table-cell/>
          <table:table-cell table:formula="of:=LN([.C9])" office:value-type="float" office:value="11.289781913656" calcext:value-type="float">
            <text:p>11,2897819137</text:p>
          </table:table-cell>
          <table:table-cell office:value-type="float" office:value="80000" calcext:value-type="float">
            <text:p>80000</text:p>
          </table:table-cell>
          <table:table-cell table:formula="of:=[.C9]*[.B9]" office:value-type="float" office:value="903182.553092482" calcext:value-type="float">
            <text:p>903182,553092482</text:p>
          </table:table-cell>
          <table:table-cell table:formula="of:=[.C9]*[.C9]" office:value-type="float" office:value="6400000000" calcext:value-type="float">
            <text:p>6400000000</text:p>
          </table:table-cell>
          <table:table-cell table:formula="of:=[.E9]*[.B9]" office:value-type="float" office:value="72254604247.3985" calcext:value-type="float">
            <text:p>72254604247,3985</text:p>
          </table:table-cell>
          <table:table-cell table:formula="of:=[.C9]*[.E9]" office:value-type="float" office:value="512000000000000" calcext:value-type="float">
            <text:p>512000000000000</text:p>
          </table:table-cell>
          <table:table-cell/>
          <table:table-cell office:value-type="float" office:value="2962" calcext:value-type="float">
            <text:p>2962</text:p>
          </table:table-cell>
        </table:table-row>
        <table:table-row table:style-name="ro1">
          <table:table-cell/>
          <table:table-cell table:formula="of:=LN([.C10])" office:value-type="float" office:value="11.4075649493124" calcext:value-type="float">
            <text:p>11,4075649493</text:p>
          </table:table-cell>
          <table:table-cell office:value-type="float" office:value="90000" calcext:value-type="float">
            <text:p>90000</text:p>
          </table:table-cell>
          <table:table-cell table:formula="of:=[.C10]*[.B10]" office:value-type="float" office:value="1026680.84543812" calcext:value-type="float">
            <text:p>1026680,84543812</text:p>
          </table:table-cell>
          <table:table-cell table:formula="of:=[.C10]*[.C10]" office:value-type="float" office:value="8100000000" calcext:value-type="float">
            <text:p>8100000000</text:p>
          </table:table-cell>
          <table:table-cell table:formula="of:=[.E10]*[.B10]" office:value-type="float" office:value="92401276089.4304" calcext:value-type="float">
            <text:p>92401276089,4304</text:p>
          </table:table-cell>
          <table:table-cell table:formula="of:=[.C10]*[.E10]" office:value-type="float" office:value="729000000000000" calcext:value-type="float">
            <text:p>729000000000000</text:p>
          </table:table-cell>
          <table:table-cell/>
          <table:table-cell office:value-type="float" office:value="3708" calcext:value-type="float">
            <text:p>3708</text:p>
          </table:table-cell>
        </table:table-row>
        <table:table-row table:style-name="ro1">
          <table:table-cell/>
          <table:table-cell table:formula="of:=LN([.C11])" office:value-type="float" office:value="11.5129254649702" calcext:value-type="float">
            <text:p>11,512925465</text:p>
          </table:table-cell>
          <table:table-cell office:value-type="float" office:value="100000" calcext:value-type="float">
            <text:p>100000</text:p>
          </table:table-cell>
          <table:table-cell table:formula="of:=[.C11]*[.B11]" office:value-type="float" office:value="1151292.54649702" calcext:value-type="float">
            <text:p>1151292,54649702</text:p>
          </table:table-cell>
          <table:table-cell table:formula="of:=[.C11]*[.C11]" office:value-type="float" office:value="10000000000" calcext:value-type="float">
            <text:p>10000000000</text:p>
          </table:table-cell>
          <table:table-cell table:formula="of:=[.E11]*[.B11]" office:value-type="float" office:value="115129254649.702" calcext:value-type="float">
            <text:p>115129254649,702</text:p>
          </table:table-cell>
          <table:table-cell table:formula="of:=[.C11]*[.E11]" office:value-type="float" office:value="1000000000000000" calcext:value-type="float">
            <text:p>1000000000000000</text:p>
          </table:table-cell>
          <table:table-cell/>
          <table:table-cell office:value-type="float" office:value="4608" calcext:value-type="float">
            <text:p>4608</text:p>
          </table:table-cell>
        </table:table-row>
        <table:table-row table:style-name="ro1">
          <table:table-cell/>
          <table:table-cell table:style-name="ce2" table:number-columns-repeated="6"/>
          <table:table-cell/>
          <table:table-cell table:style-name="ce2"/>
        </table:table-row>
        <table:table-row table:style-name="ro1">
          <table:table-cell table:style-name="ce1" office:value-type="string" calcext:value-type="string">
            <text:p>Moyenne</text:p>
          </table:table-cell>
          <table:table-cell table:formula="of:=AVERAGE([.B2:.B11])" office:value-type="float" office:value="10.7207816292837" calcext:value-type="float">
            <text:p>10,7207816293</text:p>
          </table:table-cell>
          <table:table-cell table:formula="of:=AVERAGE([.C2:.C11])" office:value-type="float" office:value="55000" calcext:value-type="float">
            <text:p>55000</text:p>
          </table:table-cell>
          <table:table-cell table:formula="of:=AVERAGE([.D2:.D11])" office:value-type="float" office:value="608651.551010625" calcext:value-type="float">
            <text:p>608651,551010625</text:p>
          </table:table-cell>
          <table:table-cell table:formula="of:=AVERAGE([.E2:.E11])" office:value-type="float" office:value="3850000000" calcext:value-type="float">
            <text:p>3850000000</text:p>
          </table:table-cell>
          <table:table-cell table:formula="of:=AVERAGE([.F2:.F11])" office:value-type="float" office:value="43222286970.4692" calcext:value-type="float">
            <text:p>43222286970,4692</text:p>
          </table:table-cell>
          <table:table-cell table:formula="of:=AVERAGE([.G2:.G11])" office:value-type="float" office:value="302500000000000" calcext:value-type="float">
            <text:p>302500000000000</text:p>
          </table:table-cell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Max</text:p>
          </table:table-cell>
          <table:table-cell table:formula="of:=MAX([.B2:.B11])" office:value-type="float" office:value="11.5129254649702" calcext:value-type="float">
            <text:p>11,512925465</text:p>
          </table:table-cell>
          <table:table-cell table:formula="of:=MAX([.C2:.C11])" office:value-type="float" office:value="100000" calcext:value-type="float">
            <text:p>100000</text:p>
          </table:table-cell>
          <table:table-cell table:formula="of:=MAX([.D2:.D11])" office:value-type="float" office:value="1151292.54649702" calcext:value-type="float">
            <text:p>1151292,54649702</text:p>
          </table:table-cell>
          <table:table-cell table:formula="of:=MAX([.E2:.E11])" office:value-type="float" office:value="10000000000" calcext:value-type="float">
            <text:p>10000000000</text:p>
          </table:table-cell>
          <table:table-cell table:formula="of:=MAX([.F2:.F11])" office:value-type="float" office:value="115129254649.702" calcext:value-type="float">
            <text:p>115129254649,702</text:p>
          </table:table-cell>
          <table:table-cell table:formula="of:=MAX([.G2:.G11])" office:value-type="float" office:value="1000000000000000" calcext:value-type="float">
            <text:p>1000000000000000</text:p>
          </table:table-cell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Min</text:p>
          </table:table-cell>
          <table:table-cell table:formula="of:=MIN([.B2:.B11])" office:value-type="float" office:value="9.21034037197618" calcext:value-type="float">
            <text:p>9,210340372</text:p>
          </table:table-cell>
          <table:table-cell table:formula="of:=MIN([.C2:.C11])" office:value-type="float" office:value="10000" calcext:value-type="float">
            <text:p>10000</text:p>
          </table:table-cell>
          <table:table-cell table:formula="of:=MIN([.D2:.D11])" office:value-type="float" office:value="92103.4037197618" calcext:value-type="float">
            <text:p>92103,4037197618</text:p>
          </table:table-cell>
          <table:table-cell table:formula="of:=MIN([.E2:.E11])" office:value-type="float" office:value="100000000" calcext:value-type="float">
            <text:p>100000000</text:p>
          </table:table-cell>
          <table:table-cell table:formula="of:=MIN([.F2:.F11])" office:value-type="float" office:value="921034037.197618" calcext:value-type="float">
            <text:p>921034037,197618</text:p>
          </table:table-cell>
          <table:table-cell table:formula="of:=MIN([.G2:.G11])" office:value-type="float" office:value="1000000000000" calcext:value-type="float">
            <text:p>1000000000000</text:p>
          </table:table-cell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log(n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log(n)</text:p>
          </table:table-cell>
          <table:table-cell office:value-type="string" calcext:value-type="string">
            <text:p>N²</text:p>
          </table:table-cell>
          <table:table-cell office:value-type="string" calcext:value-type="string">
            <text:p>n^2log(n)</text:p>
          </table:table-cell>
          <table:table-cell office:value-type="string" calcext:value-type="string">
            <text:p>N³</text:p>
          </table:table-cell>
          <table:table-cell/>
          <table:table-cell office:value-type="string" calcext:value-type="string">
            <text:p>CPU Time (ms)</text:p>
          </table:table-cell>
        </table:table-row>
        <table:table-row table:style-name="ro1">
          <table:table-cell/>
          <table:table-cell table:formula="of:=([.B2]-[.B13])/([.B14]-[.B15])" office:value-type="float" office:value="-0.655976303287679" calcext:value-type="float">
            <text:p>-0,6559763033</text:p>
          </table:table-cell>
          <table:table-cell table:formula="of:=([.C2]-[.C13])/([.C14]-[.C15])" office:value-type="float" office:value="-0.5" calcext:value-type="float">
            <text:p>-0,5</text:p>
          </table:table-cell>
          <table:table-cell table:formula="of:=([.D2]-[.D13])/([.D14]-[.D15])" office:value-type="float" office:value="-0.487682630447326" calcext:value-type="float">
            <text:p>-0,4876826304</text:p>
          </table:table-cell>
          <table:table-cell table:formula="of:=([.E2]-[.E13])/([.E14]-[.E15])" office:value-type="float" office:value="-0.378787878787879" calcext:value-type="float">
            <text:p>-0,3787878788</text:p>
          </table:table-cell>
          <table:table-cell table:formula="of:=([.F2]-[.F13])/([.F14]-[.F15])" office:value-type="float" office:value="-0.370387111421645" calcext:value-type="float">
            <text:p>-0,3703871114</text:p>
          </table:table-cell>
          <table:table-cell table:formula="of:=([.G2]-[.G13])/([.G14]-[.G15])" office:value-type="float" office:value="-0.301801801801802" calcext:value-type="float">
            <text:p>-0,3018018018</text:p>
          </table:table-cell>
          <table:table-cell/>
          <table:table-cell office:value-type="float" office:value="56" calcext:value-type="float">
            <text:p>56</text:p>
          </table:table-cell>
        </table:table-row>
        <table:table-row table:style-name="ro1">
          <table:table-cell/>
          <table:table-cell table:formula="of:=([.B3]-[.B13])/([.B14]-[.B15])" office:value-type="float" office:value="-0.354946307623698" calcext:value-type="float">
            <text:p>-0,3549463076</text:p>
          </table:table-cell>
          <table:table-cell table:formula="of:=([.C3]-[.C13])/([.C14]-[.C15])" office:value-type="float" office:value="-0.388888888888889" calcext:value-type="float">
            <text:p>-0,3888888889</text:p>
          </table:table-cell>
          <table:table-cell table:formula="of:=([.D3]-[.D13])/([.D14]-[.D15])" office:value-type="float" office:value="-0.387637848027153" calcext:value-type="float">
            <text:p>-0,387637848</text:p>
          </table:table-cell>
          <table:table-cell table:formula="of:=([.E3]-[.E13])/([.E14]-[.E15])" office:value-type="float" office:value="-0.348484848484848" calcext:value-type="float">
            <text:p>-0,3484848485</text:p>
          </table:table-cell>
          <table:table-cell table:formula="of:=([.F3]-[.F13])/([.F14]-[.F15])" office:value-type="float" office:value="-0.343765901779194" calcext:value-type="float">
            <text:p>-0,3437659018</text:p>
          </table:table-cell>
          <table:table-cell table:formula="of:=([.G3]-[.G13])/([.G14]-[.G15])" office:value-type="float" office:value="-0.294794794794795" calcext:value-type="float">
            <text:p>-0,2947947948</text:p>
          </table:table-cell>
          <table:table-cell/>
          <table:table-cell office:value-type="float" office:value="187" calcext:value-type="float">
            <text:p>187</text:p>
          </table:table-cell>
        </table:table-row>
        <table:table-row table:style-name="ro1">
          <table:table-cell/>
          <table:table-cell table:formula="of:=([.B4]-[.B13])/([.B14]-[.B15])" office:value-type="float" office:value="-0.178855048568016" calcext:value-type="float">
            <text:p>-0,1788550486</text:p>
          </table:table-cell>
          <table:table-cell table:formula="of:=([.C4]-[.C13])/([.C14]-[.C15])" office:value-type="float" office:value="-0.277777777777778" calcext:value-type="float">
            <text:p>-0,2777777778</text:p>
          </table:table-cell>
          <table:table-cell table:formula="of:=([.D4]-[.D13])/([.D14]-[.D15])" office:value-type="float" office:value="-0.282652983400391" calcext:value-type="float">
            <text:p>-0,2826529834</text:p>
          </table:table-cell>
          <table:table-cell table:formula="of:=([.E4]-[.E13])/([.E14]-[.E15])" office:value-type="float" office:value="-0.297979797979798" calcext:value-type="float">
            <text:p>-0,297979798</text:p>
          </table:table-cell>
          <table:table-cell table:formula="of:=([.F4]-[.F13])/([.F14]-[.F15])" office:value-type="float" office:value="-0.297213540267458" calcext:value-type="float">
            <text:p>-0,2972135403</text:p>
          </table:table-cell>
          <table:table-cell table:formula="of:=([.G4]-[.G13])/([.G14]-[.G15])" office:value-type="float" office:value="-0.275775775775776" calcext:value-type="float">
            <text:p>-0,2757757758</text:p>
          </table:table-cell>
          <table:table-cell/>
          <table:table-cell office:value-type="float" office:value="491" calcext:value-type="float">
            <text:p>491</text:p>
          </table:table-cell>
        </table:table-row>
        <table:table-row table:style-name="ro1">
          <table:table-cell/>
          <table:table-cell table:formula="of:=([.B5]-[.B13])/([.B14]-[.B15])" office:value-type="float" office:value="-0.0539163119597169" calcext:value-type="float">
            <text:p>-0,053916312</text:p>
          </table:table-cell>
          <table:table-cell table:formula="of:=([.C5]-[.C13])/([.C14]-[.C15])" office:value-type="float" office:value="-0.166666666666667" calcext:value-type="float">
            <text:p>-0,1666666667</text:p>
          </table:table-cell>
          <table:table-cell table:formula="of:=([.D5]-[.D13])/([.D14]-[.D15])" office:value-type="float" office:value="-0.174460022505764" calcext:value-type="float">
            <text:p>-0,1744600225</text:p>
          </table:table-cell>
          <table:table-cell table:formula="of:=([.E5]-[.E13])/([.E14]-[.E15])" office:value-type="float" office:value="-0.227272727272727" calcext:value-type="float">
            <text:p>-0,2272727273</text:p>
          </table:table-cell>
          <table:table-cell table:formula="of:=([.F5]-[.F13])/([.F14]-[.F15])" office:value-type="float" office:value="-0.229998079443324" calcext:value-type="float">
            <text:p>-0,2299980794</text:p>
          </table:table-cell>
          <table:table-cell table:formula="of:=([.G5]-[.G13])/([.G14]-[.G15])" office:value-type="float" office:value="-0.238738738738739" calcext:value-type="float">
            <text:p>-0,2387387387</text:p>
          </table:table-cell>
          <table:table-cell/>
          <table:table-cell office:value-type="float" office:value="884" calcext:value-type="float">
            <text:p>884</text:p>
          </table:table-cell>
        </table:table-row>
        <table:table-row table:style-name="ro1">
          <table:table-cell/>
          <table:table-cell table:formula="of:=([.B6]-[.B13])/([.B14]-[.B15])" office:value-type="float" office:value="0.0429937010483399" calcext:value-type="float">
            <text:p>0,042993701</text:p>
          </table:table-cell>
          <table:table-cell table:formula="of:=([.C6]-[.C13])/([.C14]-[.C15])" office:value-type="float" office:value="-0.0555555555555556" calcext:value-type="float">
            <text:p>-0,0555555556</text:p>
          </table:table-cell>
          <table:table-cell table:formula="of:=([.D6]-[.D13])/([.D14]-[.D15])" office:value-type="float" office:value="-0.0638815430194979" calcext:value-type="float">
            <text:p>-0,063881543</text:p>
          </table:table-cell>
          <table:table-cell table:formula="of:=([.E6]-[.E13])/([.E14]-[.E15])" office:value-type="float" office:value="-0.136363636363636" calcext:value-type="float">
            <text:p>-0,1363636364</text:p>
          </table:table-cell>
          <table:table-cell table:formula="of:=([.F6]-[.F13])/([.F14]-[.F15])" office:value-type="float" office:value="-0.141608381364386" calcext:value-type="float">
            <text:p>-0,1416083814</text:p>
          </table:table-cell>
          <table:table-cell table:formula="of:=([.G6]-[.G13])/([.G14]-[.G15])" office:value-type="float" office:value="-0.177677677677678" calcext:value-type="float">
            <text:p>-0,1776776777</text:p>
          </table:table-cell>
          <table:table-cell/>
          <table:table-cell office:value-type="float" office:value="1482" calcext:value-type="float">
            <text:p>1482</text:p>
          </table:table-cell>
        </table:table-row>
        <table:table-row table:style-name="ro1">
          <table:table-cell/>
          <table:table-cell table:formula="of:=([.B7]-[.B13])/([.B14]-[.B15])" office:value-type="float" office:value="0.122174947095965" calcext:value-type="float">
            <text:p>0,1221749471</text:p>
          </table:table-cell>
          <table:table-cell table:formula="of:=([.C7]-[.C13])/([.C14]-[.C15])" office:value-type="float" office:value="0.0555555555555556" calcext:value-type="float">
            <text:p>0,0555555556</text:p>
          </table:table-cell>
          <table:table-cell table:formula="of:=([.D7]-[.D13])/([.D14]-[.D15])" office:value-type="float" office:value="0.0485979674288015" calcext:value-type="float">
            <text:p>0,0485979674</text:p>
          </table:table-cell>
          <table:table-cell table:formula="of:=([.E7]-[.E13])/([.E14]-[.E15])" office:value-type="float" office:value="-0.0252525252525252" calcext:value-type="float">
            <text:p>-0,0252525253</text:p>
          </table:table-cell>
          <table:table-cell table:formula="of:=([.F7]-[.F13])/([.F14]-[.F15])" office:value-type="float" office:value="-0.0316503271196065" calcext:value-type="float">
            <text:p>-0,0316503271</text:p>
          </table:table-cell>
          <table:table-cell table:formula="of:=([.G7]-[.G13])/([.G14]-[.G15])" office:value-type="float" office:value="-0.0865865865865866" calcext:value-type="float">
            <text:p>-0,0865865866</text:p>
          </table:table-cell>
          <table:table-cell/>
          <table:table-cell office:value-type="float" office:value="1612" calcext:value-type="float">
            <text:p>1612</text:p>
          </table:table-cell>
        </table:table-row>
        <table:table-row table:style-name="ro1">
          <table:table-cell/>
          <table:table-cell table:formula="of:=([.B8]-[.B13])/([.B14]-[.B15])" office:value-type="float" office:value="0.189121736726578" calcext:value-type="float">
            <text:p>0,1891217367</text:p>
          </table:table-cell>
          <table:table-cell table:formula="of:=([.C8]-[.C13])/([.C14]-[.C15])" office:value-type="float" office:value="0.166666666666667" calcext:value-type="float">
            <text:p>0,1666666667</text:p>
          </table:table-cell>
          <table:table-cell table:formula="of:=([.D8]-[.D13])/([.D14]-[.D15])" office:value-type="float" office:value="0.1626583756418" calcext:value-type="float">
            <text:p>0,1626583756</text:p>
          </table:table-cell>
          <table:table-cell table:formula="of:=([.E8]-[.E13])/([.E14]-[.E15])" office:value-type="float" office:value="0.106060606060606" calcext:value-type="float">
            <text:p>0,1060606061</text:p>
          </table:table-cell>
          <table:table-cell table:formula="of:=([.F8]-[.F13])/([.F14]-[.F15])" office:value-type="float" office:value="0.100197170757183" calcext:value-type="float">
            <text:p>0,1001971708</text:p>
          </table:table-cell>
          <table:table-cell table:formula="of:=([.G8]-[.G13])/([.G14]-[.G15])" office:value-type="float" office:value="0.0405405405405405" calcext:value-type="float">
            <text:p>0,0405405405</text:p>
          </table:table-cell>
          <table:table-cell/>
          <table:table-cell office:value-type="float" office:value="2139" calcext:value-type="float">
            <text:p>2139</text:p>
          </table:table-cell>
        </table:table-row>
        <table:table-row table:style-name="ro1">
          <table:table-cell/>
          <table:table-cell table:formula="of:=([.B9]-[.B13])/([.B14]-[.B15])" office:value-type="float" office:value="0.247113683704264" calcext:value-type="float">
            <text:p>0,2471136837</text:p>
          </table:table-cell>
          <table:table-cell table:formula="of:=([.C9]-[.C13])/([.C14]-[.C15])" office:value-type="float" office:value="0.277777777777778" calcext:value-type="float">
            <text:p>0,2777777778</text:p>
          </table:table-cell>
          <table:table-cell table:formula="of:=([.D9]-[.D13])/([.D14]-[.D15])" office:value-type="float" office:value="0.278072149899099" calcext:value-type="float">
            <text:p>0,2780721499</text:p>
          </table:table-cell>
          <table:table-cell table:formula="of:=([.E9]-[.E13])/([.E14]-[.E15])" office:value-type="float" office:value="0.257575757575758" calcext:value-type="float">
            <text:p>0,2575757576</text:p>
          </table:table-cell>
          <table:table-cell table:formula="of:=([.F9]-[.F13])/([.F14]-[.F15])" office:value-type="float" office:value="0.254205144964412" calcext:value-type="float">
            <text:p>0,254205145</text:p>
          </table:table-cell>
          <table:table-cell table:formula="of:=([.G9]-[.G13])/([.G14]-[.G15])" office:value-type="float" office:value="0.20970970970971" calcext:value-type="float">
            <text:p>0,2097097097</text:p>
          </table:table-cell>
          <table:table-cell/>
          <table:table-cell office:value-type="float" office:value="2962" calcext:value-type="float">
            <text:p>2962</text:p>
          </table:table-cell>
        </table:table-row>
        <table:table-row table:style-name="ro1">
          <table:table-cell/>
          <table:table-cell table:formula="of:=([.B10]-[.B13])/([.B14]-[.B15])" office:value-type="float" office:value="0.298266206151646" calcext:value-type="float">
            <text:p>0,2982662062</text:p>
          </table:table-cell>
          <table:table-cell table:formula="of:=([.C10]-[.C13])/([.C14]-[.C15])" office:value-type="float" office:value="0.388888888888889" calcext:value-type="float">
            <text:p>0,3888888889</text:p>
          </table:table-cell>
          <table:table-cell table:formula="of:=([.D10]-[.D13])/([.D14]-[.D15])" office:value-type="float" office:value="0.394669164877759" calcext:value-type="float">
            <text:p>0,3946691649</text:p>
          </table:table-cell>
          <table:table-cell table:formula="of:=([.E10]-[.E13])/([.E14]-[.E15])" office:value-type="float" office:value="0.429292929292929" calcext:value-type="float">
            <text:p>0,4292929293</text:p>
          </table:table-cell>
          <table:table-cell table:formula="of:=([.F10]-[.F13])/([.F14]-[.F15])" office:value-type="float" office:value="0.430608137095664" calcext:value-type="float">
            <text:p>0,4306081371</text:p>
          </table:table-cell>
          <table:table-cell table:formula="of:=([.G10]-[.G13])/([.G14]-[.G15])" office:value-type="float" office:value="0.426926926926927" calcext:value-type="float">
            <text:p>0,4269269269</text:p>
          </table:table-cell>
          <table:table-cell/>
          <table:table-cell office:value-type="float" office:value="3708" calcext:value-type="float">
            <text:p>3708</text:p>
          </table:table-cell>
        </table:table-row>
        <table:table-row table:style-name="ro1">
          <table:table-cell/>
          <table:table-cell table:formula="of:=([.B11]-[.B13])/([.B14]-[.B15])" office:value-type="float" office:value="0.344023696712321" calcext:value-type="float">
            <text:p>0,3440236967</text:p>
          </table:table-cell>
          <table:table-cell table:formula="of:=([.C11]-[.C13])/([.C14]-[.C15])" office:value-type="float" office:value="0.5" calcext:value-type="float">
            <text:p>0,5</text:p>
          </table:table-cell>
          <table:table-cell table:formula="of:=([.D11]-[.D13])/([.D14]-[.D15])" office:value-type="float" office:value="0.512317369552674" calcext:value-type="float">
            <text:p>0,5123173696</text:p>
          </table:table-cell>
          <table:table-cell table:formula="of:=([.E11]-[.E13])/([.E14]-[.E15])" office:value-type="float" office:value="0.621212121212121" calcext:value-type="float">
            <text:p>0,6212121212</text:p>
          </table:table-cell>
          <table:table-cell table:formula="of:=([.F11]-[.F13])/([.F14]-[.F15])" office:value-type="float" office:value="0.629612888578355" calcext:value-type="float">
            <text:p>0,6296128886</text:p>
          </table:table-cell>
          <table:table-cell table:formula="of:=([.G11]-[.G13])/([.G14]-[.G15])" office:value-type="float" office:value="0.698198198198198" calcext:value-type="float">
            <text:p>0,6981981982</text:p>
          </table:table-cell>
          <table:table-cell/>
          <table:table-cell office:value-type="float" office:value="4608" calcext:value-type="float">
            <text:p>46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2">00/00/0000</text:date>, <text:time style:data-style-name="N2" text:time-value="09:21:45.2989292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1T15:29:57.406409154</meta:creation-date>
    <dc:date>2018-06-12T11:17:01.134570837</dc:date>
    <meta:editing-duration>PT30M20S</meta:editing-duration>
    <meta:editing-cycles>7</meta:editing-cycles>
    <meta:generator>LibreOffice/5.1.6.2$Linux_X86_64 LibreOffice_project/10m0$Build-2</meta:generator>
    <meta:document-statistic meta:table-count="1" meta:cell-count="175" meta:object-count="0"/>
  </office:meta>
</office:document-meta>
</file>